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F sample document with a <text:span text:style-name="T1">valid</text:span> <text:span text:style-name="T1">document</text:span> signature.</text:p>
      <text:p text:style-name="Standard">Signed by a <text:span text:style-name="T1">trusted</text:span> ent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5T13:30:25.66</meta:creation-date>
    <dc:date>2022-02-25T13:34:05.62</dc:date>
    <meta:editing-duration>PT1M27S</meta:editing-duration>
    <meta:editing-cycles>1</meta:editing-cycles>
    <meta:generator>OpenOffice/4.1.8$Win32 OpenOffice.org_project/418m3$Build-9803</meta:generator>
    <meta:document-statistic meta:table-count="0" meta:image-count="0" meta:object-count="0" meta:page-count="1" meta:paragraph-count="2" meta:word-count="13" meta:character-count="79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700f8009000e40028001400480025008e00020023002700b300c700ba00f4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/xZvXVwmHaoVPzX53uMytADoLD8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wzNTtxpclraPuFLoRM90xEbPD5g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SstDjoNuZjHWk6clfVXNMWLkKLY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zUM8VaqX9vqWAor/LMeFseydB0o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APVKQ74ZIQrvLE12lQlQ62pfv4k=</DigestValue>
      </Reference>
      <Reference URI="#ID_002f004d00cf00f000a000dd004c00dc0083007b004f00e900bb001700d5000a">
        <DigestMethod Algorithm="http://www.w3.org/2000/09/xmldsig#sha1"/>
        <DigestValue>OKKDSwXxYarJuuflcAUz1/YbKTw=</DigestValue>
      </Reference>
    </SignedInfo>
    <SignatureValue>a2Wi3VrYrOWkfEsiQ4xsKMF+tcQnl2WzCgZi7sihQ+d/Mvo4haamAEbzptSoJlj+
VSU5/xasvaRoGVgnQcuW0VU6C8B+dJj30mOWtF02r/9AJBERwwFMzqozDkYSgkm5
O3HYrsd/uPF9dGzjoVJm/5Hj93K7ruor+dqccbt2jPK5NwKDRA+OYU07DDgTwtWD
cnCbBqdvXWo/HfUWi5tMd0wghPlO+P+XEr2YOfxUnTTBr7qipusy/hQAJOllmKJX
us8yX7J9fq+/S6/5wAtBJruXb/8MC4yhQhnGjW+qdx/VfG/zAptci6pI6atHKab0
nKqYcJgAs2QL3zteu3DX6g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2f004d00cf00f000a000dd004c00dc0083007b004f00e900bb001700d5000a" Target="#ID_009700f8009000e40028001400480025008e00020023002700b300c700ba00f4">
          <dc:date xmlns:dc="http://purl.org/dc/elements/1.1/">2022-02-25T13:34:33,22</dc:date>
        </SignatureProperty>
      </SignatureProperties>
    </Object>
  </Signature>
</document-signatures>
</file>